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au1" style:family="table">
      <style:table-properties style:width="14.601cm" table:align="left"/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11.35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5.965cm"/>
    </style:style>
    <style:style style:name="Tableau2.B" style:family="table-column">
      <style:table-column-properties style:column-width="1.919cm"/>
    </style:style>
    <style:style style:name="Tableau2.C" style:family="table-column">
      <style:table-column-properties style:column-width="2.798cm"/>
    </style:style>
    <style:style style:name="Tableau2.D" style:family="table-column">
      <style:table-column-properties style:column-width="6.31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5.122cm" table:align="left"/>
    </style:style>
    <style:style style:name="Tableau3.A" style:family="table-column">
      <style:table-column-properties style:column-width="3.485cm"/>
    </style:style>
    <style:style style:name="Tableau3.B" style:family="table-column">
      <style:table-column-properties style:column-width="3.265cm"/>
    </style:style>
    <style:style style:name="Tableau3.C" style:family="table-column">
      <style:table-column-properties style:column-width="8.37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2.913cm" fo:margin-left="1.588cm" fo:margin-right="2.499cm" table:align="margins"/>
    </style:style>
    <style:style style:name="Tableau4.A" style:family="table-column">
      <style:table-column-properties style:column-width="12.913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5.152cm" table:align="left"/>
    </style:style>
    <style:style style:name="Tableau5.A" style:family="table-column">
      <style:table-column-properties style:column-width="3.775cm"/>
    </style:style>
    <style:style style:name="Tableau5.B" style:family="table-column">
      <style:table-column-properties style:column-width="11.377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0e7500" officeooo:paragraph-rsid="000e7500"/>
    </style:style>
    <style:style style:name="P2" style:family="paragraph" style:parent-style-name="Text_20_body">
      <style:text-properties officeooo:rsid="0016e691" officeooo:paragraph-rsid="0016e691"/>
    </style:style>
    <style:style style:name="P3" style:family="paragraph" style:parent-style-name="Text_20_body">
      <style:text-properties officeooo:rsid="00210dad" officeooo:paragraph-rsid="00210da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>
      <style:text-properties officeooo:rsid="000e7500" officeooo:paragraph-rsid="000e7500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Heading_20_2">
      <style:text-properties officeooo:rsid="000e7500" officeooo:paragraph-rsid="000e7500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Heading_20_3">
      <style:text-properties officeooo:rsid="000e7500" officeooo:paragraph-rsid="000e7500"/>
    </style:style>
    <style:style style:name="P26" style:family="paragraph" style:parent-style-name="Text_20_body">
      <style:text-properties officeooo:rsid="000e7500" officeooo:paragraph-rsid="001b58b1"/>
    </style:style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T1" style:family="text">
      <style:text-properties officeooo:rsid="0017f66d"/>
    </style:style>
    <style:style style:name="T2" style:family="text">
      <style:text-properties officeooo:rsid="001a336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b58b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📘 Cahier des Charges – Backend Django (Ambassadeurs &amp; Gestion Affiliation)</text:span></text:h>
      <text:h text:style-name="Heading_20_2" text:outline-level="2">🎯 Objectif général</text:h>
      <text:p text:style-name="Text_20_body">Développer un <text:span text:style-name="Strong_20_Emphasis">backend Django</text:span> robuste, connecté à <text:span text:style-name="Strong_20_Emphasis">Supabase</text:span>, pour gérer un système d'affiliation de type <text:span text:style-name="Emphasis">OnlyFans pour escortes</text:span>, avec une interface personnalisable <text:span text:style-name="Emphasis">white label</text:span>.</text:p>
      <text:p text:style-name="Text_20_body">Le frontend React consomme les données exclusivement via <text:span text:style-name="Strong_20_Emphasis">Supabase</text:span>. Django sert de <text:span text:style-name="Strong_20_Emphasis">panneau d'administration</text:span>, moteur de règles métiers, et interface de gestion pour les utilisateurs administratifs.</text:p>
      <text:p text:style-name="Text_20_body"/>
      <text:p text:style-name="Text_20_body"/>
      <text:p text:style-name="P2">Cursor ne doit pas s’occuper du site react juste nous expliquons les fonctionnalités dans un rapport détaillé. <text:span text:style-name="T1">Pour concevoir l’application </text:span></text:p>
      <text:p text:style-name="P2"/>
      <text:p text:style-name="P3">il faut aucune coding style error avec flake8 et pytest avec un coverage de 80 %</text:p>
      <text:p text:style-name="Horizontal_20_Line"/>
      <text:h text:style-name="Heading_20_2" text:outline-level="2">1. Fonctionnalités principales à implémenter dans Django</text:h>
      <text:h text:style-name="Heading_20_3" text:outline-level="3">👥 Gestion des utilisateurs</text:h>
      <text:list text:style-name="L1">
        <text:list-item>
          <text:p text:style-name="P4"><text:span text:style-name="Strong_20_Emphasis">Rôles</text:span> : <text:span text:style-name="Source_20_Text">admin</text:span>, <text:span text:style-name="Source_20_Text">affiliate_manager</text:span>, <text:span text:style-name="Source_20_Text">ambassador</text:span>, <text:span text:style-name="Source_20_Text">escort</text:span></text:p>
        </text:list-item>
        <text:list-item>
          <text:p text:style-name="P4">Gestion des utilisateurs (création, désactivation, rôles, validations)</text:p>
        </text:list-item>
        <text:list-item>
          <text:p text:style-name="P4">Système de <text:span text:style-name="Strong_20_Emphasis">recrutement affilié</text:span> (parrainage direct/indirect)</text:p>
        </text:list-item>
      </text:list>
      <text:h text:style-name="Heading_20_3" text:outline-level="3">📊 Dashboard statistiques (pour Admin &amp; Affiliate Manager)</text:h>
      <text:list text:style-name="L2">
        <text:list-item>
          <text:p text:style-name="P5">Nombre total d’affiliés (escortes &amp; ambassadeurs)</text:p>
        </text:list-item>
        <text:list-item>
          <text:p text:style-name="P5">Commissions générées (mois en cours + cumul)</text:p>
        </text:list-item>
        <text:list-item>
          <text:p text:style-name="P5">Inscriptions récentes via lien d’affiliation</text:p>
        </text:list-item>
        <text:list-item>
          <text:p text:style-name="P5">Graphiques de progression (semaines/mois)</text:p>
        </text:list-item>
      </text:list>
      <text:h text:style-name="Heading_20_3" text:outline-level="3">💸 Commissions</text:h>
      <text:list text:style-name="L3">
        <text:list-item>
          <text:p text:style-name="P6">Listing avec :</text:p>
          <text:list>
            <text:list-item>
              <text:p text:style-name="P6">Montant</text:p>
            </text:list-item>
            <text:list-item>
              <text:p text:style-name="P6">Ambassadeur concerné</text:p>
            </text:list-item>
            <text:list-item>
              <text:p text:style-name="P6">Date</text:p>
            </text:list-item>
            <text:list-item>
              <text:p text:style-name="P6"><text:soft-page-break/>Type (direct / indirect)</text:p>
            </text:list-item>
            <text:list-item>
              <text:p text:style-name="P6">Statut (payée / non payée)</text:p>
            </text:list-item>
          </text:list>
        </text:list-item>
        <text:list-item>
          <text:p text:style-name="P6">Filtres : date, ambassadeur, statut</text:p>
        </text:list-item>
        <text:list-item>
          <text:p text:style-name="P6">Lien vers profil ambassadeur et affilié lié</text:p>
        </text:list-item>
        <text:list-item>
          <text:p text:style-name="P6">Calcul via transactions Supabase</text:p>
        </text:list-item>
      </text:list>
      <text:h text:style-name="Heading_20_3" text:outline-level="3">✅ Paiements (Payouts)</text:h>
      <text:list text:style-name="L4">
        <text:list-item>
          <text:p text:style-name="P7">Génération manuelle de batchs de paiements</text:p>
        </text:list-item>
        <text:list-item>
          <text:p text:style-name="P7">Marquage en “payée” des commissions</text:p>
        </text:list-item>
        <text:list-item>
          <text:p text:style-name="P7">Export CSV ou aperçu comptable</text:p>
        </text:list-item>
        <text:list-item>
          <text:p text:style-name="P7">Système extensible pour paiement automatisé futur (ex: Stripe) <text:span text:style-name="T2">(pas à coder) </text:span></text:p>
        </text:list-item>
      </text:list>
      <text:h text:style-name="Heading_20_3" text:outline-level="3">⚙️ Commission Rates</text:h>
      <text:list text:style-name="L5">
        <text:list-item>
          <text:p text:style-name="P8">Taux par défaut :</text:p>
          <text:list>
            <text:list-item>
              <text:p text:style-name="P8">30% sur escorte recrutée</text:p>
            </text:list-item>
            <text:list-item>
              <text:p text:style-name="P8">10% sur ambassadeur recruté</text:p>
            </text:list-item>
          </text:list>
        </text:list-item>
        <text:list-item>
          <text:p text:style-name="P8">Interface de modification par ambassadeur</text:p>
        </text:list-item>
        <text:list-item>
          <text:p text:style-name="P8">Historique et journalisation des changements</text:p>
        </text:list-item>
      </text:list>
      <text:p text:style-name="Horizontal_20_Line"/>
      <text:h text:style-name="Heading_20_2" text:outline-level="2">2. Fonctionnalités ambassadeur (White Label)</text:h>
      <text:h text:style-name="Heading_20_3" text:outline-level="3">🖥️ Configuration du White Label (3 max/ambassadeur)</text:h>
      <text:list text:style-name="L6">
        <text:list-item>
          <text:p text:style-name="P9">Nom du site</text:p>
        </text:list-item>
        <text:list-item>
          <text:p text:style-name="P9">Couleur principale / secondaire</text:p>
        </text:list-item>
        <text:list-item>
          <text:p text:style-name="P9">Logo / Favicon</text:p>
        </text:list-item>
        <text:list-item>
          <text:p text:style-name="P9">Génération automatique du code affilié</text:p>
        </text:list-item>
        <text:list-item>
          <text:p text:style-name="P9">Enregistrement dans table Supabase <text:span text:style-name="Source_20_Text">white_labels</text:span></text:p>
        </text:list-item>
      </text:list>
      <text:h text:style-name="Heading_20_3" text:outline-level="3">📁 Gestion des bannières (Banner Exchange)</text:h>
      <text:p text:style-name="Text_20_body"><text:span text:style-name="Strong_20_Emphasis">Par white label</text:span> (pas global à l’ambassadeur) :</text:p>
      <text:list text:style-name="L7">
        <text:list-item>
          <text:p text:style-name="P10"><text:span text:style-name="Strong_20_Emphasis">Bannières personnelles</text:span> (upload)</text:p>
          <text:list>
            <text:list-item>
              <text:p text:style-name="P10">Max 3</text:p>
            </text:list-item>
            <text:list-item>
              <text:p text:style-name="P10">JPEG / PNG / GIF</text:p>
            </text:list-item>
          </text:list>
        </text:list-item>
        <text:list-item>
          <text:p text:style-name="P10"><text:span text:style-name="Strong_20_Emphasis">Bannières partenaires</text:span></text:p>
          <text:list>
            <text:list-item>
              <text:p text:style-name="P10"><text:soft-page-break/>Ajout HTML + Email partenaire</text:p>
            </text:list-item>
            <text:list-item>
              <text:p text:style-name="P10">Vue tableau simple</text:p>
            </text:list-item>
          </text:list>
        </text:list-item>
      </text:list>
      <text:p text:style-name="Horizontal_20_Line"/>
      <text:h text:style-name="Heading_20_2" text:outline-level="2">3. Synchronisation Django ↔ Supabase</text:h>
      <text:h text:style-name="Heading_20_3" text:outline-level="3">🔄 Vers Supabase (écriture depuis Django)</text:h>
      <text:list text:style-name="L8">
        <text:list-item>
          <text:p text:style-name="P11">Commissions (calculées par Django depuis transactions)</text:p>
        </text:list-item>
        <text:list-item>
          <text:p text:style-name="P11">Statut <text:span text:style-name="Source_20_Text">is_paid</text:span> + <text:span text:style-name="Source_20_Text">paid_at</text:span> des commissions</text:p>
        </text:list-item>
        <text:list-item>
          <text:p text:style-name="P11">Configurations white label</text:p>
        </text:list-item>
        <text:list-item>
          <text:p text:style-name="P11">Taux de commissions (<text:span text:style-name="Source_20_Text">commission_rates</text:span>)</text:p>
        </text:list-item>
      </text:list>
      <text:h text:style-name="Heading_20_3" text:outline-level="3">🔄 Depuis Supabase (lecture dans Django)</text:h>
      <text:list text:style-name="L9">
        <text:list-item>
          <text:p text:style-name="P12"><text:span text:style-name="Source_20_Text">users</text:span> : ambassadeurs et escortes</text:p>
        </text:list-item>
        <text:list-item>
          <text:p text:style-name="P12"><text:span text:style-name="Source_20_Text">transactions</text:span> : générées sur Bolt/React</text:p>
        </text:list-item>
        <text:list-item>
          <text:p text:style-name="P12"><text:span text:style-name="Source_20_Text">white_labels</text:span> : pour affichage ou audit</text:p>
        </text:list-item>
      </text:list>
      <text:p text:style-name="Quotations">💡 L’architecture privilégie une <text:span text:style-name="Strong_20_Emphasis">logique métier dans Django</text:span>, et <text:span text:style-name="Strong_20_Emphasis">lecture/écriture en temps réel</text:span> depuis/vers Supabase. React lit uniquement depuis Supabase.</text:p>
      <text:p text:style-name="Horizontal_20_Line"/>
      <text:h text:style-name="Heading_20_2" text:outline-level="2">4. Base de données – Schéma Supabase</text:h>
      <text:h text:style-name="Heading_20_3" text:outline-level="3">📦 Tables</text:h>
      <text:list text:style-name="L10">
        <text:list-item>
          <text:p text:style-name="P13"><text:span text:style-name="Source_20_Text">users</text:span> (<text:span text:style-name="Source_20_Text">id</text:span>, <text:span text:style-name="Source_20_Text">user_type</text:span>, <text:span text:style-name="Source_20_Text">recruited_by</text:span>)</text:p>
        </text:list-item>
        <text:list-item>
          <text:p text:style-name="P13"><text:span text:style-name="Source_20_Text">commission_rates</text:span> (<text:span text:style-name="Source_20_Text">ambassador_id</text:span>, <text:span text:style-name="Source_20_Text">target_type</text:span>, <text:span text:style-name="Source_20_Text">rate</text:span>)</text:p>
        </text:list-item>
        <text:list-item>
          <text:p text:style-name="P13"><text:span text:style-name="Source_20_Text">transactions</text:span> (<text:span text:style-name="Source_20_Text">escort_id</text:span>, <text:span text:style-name="Source_20_Text">amount</text:span>, <text:span text:style-name="Source_20_Text">created_at</text:span>)</text:p>
        </text:list-item>
        <text:list-item>
          <text:p text:style-name="P13"><text:span text:style-name="Source_20_Text">commissions</text:span> (<text:span text:style-name="Source_20_Text">referrer_id</text:span>, <text:span text:style-name="Source_20_Text">transaction_id</text:span>, <text:span text:style-name="Source_20_Text">amount</text:span>, <text:span text:style-name="Source_20_Text">type</text:span>, <text:span text:style-name="Source_20_Text">is_paid</text:span>)</text:p>
        </text:list-item>
        <text:list-item>
          <text:p text:style-name="P13"><text:span text:style-name="Source_20_Text">white_labels</text:span> (<text:span text:style-name="Source_20_Text">ambassador_id</text:span>, <text:span text:style-name="Source_20_Text">site_name</text:span>, <text:span text:style-name="Source_20_Text">colors</text:span>, <text:span text:style-name="Source_20_Text">logo_url</text:span>)</text:p>
        </text:list-item>
        <text:list-item>
          <text:p text:style-name="P13"><text:span text:style-name="Source_20_Text">banners</text:span> (<text:span text:style-name="Source_20_Text">white_label_id</text:span>, <text:span text:style-name="Source_20_Text">type</text:span>, <text:span text:style-name="Source_20_Text">image_url</text:span> or <text:span text:style-name="Source_20_Text">html_code</text:span>, <text:span text:style-name="Source_20_Text">email</text:span>)</text:p>
        </text:list-item>
      </text:list>
      <text:p text:style-name="Horizontal_20_Line"/>
      <text:h text:style-name="Heading_20_2" text:outline-level="2">5. Rôles Utilisateurs Django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Rôle</text:p>
            </table:table-cell>
            <table:table-cell table:style-name="Tableau1.A1" office:value-type="string">
              <text:p text:style-name="Table_20_Heading">Accès</text:p>
            </table:table-cell>
          </table:table-row>
        </table:table-header-rows>
        <table:table-row>
          <table:table-cell table:style-name="Tableau1.A1" office:value-type="string">
            <text:p text:style-name="Table_20_Contents">Admin</text:p>
          </table:table-cell>
          <table:table-cell table:style-name="Tableau1.A1" office:value-type="string">
            <text:p text:style-name="Table_20_Contents">Total (modification données critiques, gestion comptes)</text:p>
          </table:table-cell>
        </table:table-row>
        <table:table-row>
          <table:table-cell table:style-name="Tableau1.A1" office:value-type="string">
            <text:p text:style-name="Table_20_Contents">Affiliate Manager</text:p>
          </table:table-cell>
          <table:table-cell table:style-name="Tableau1.A1" office:value-type="string">
            <text:p text:style-name="Table_20_Contents">Gestion commissions, taux, marquage paiement, accès dashboard</text:p>
          </table:table-cell>
        </table:table-row>
        <table:table-row>
          <table:table-cell table:style-name="Tableau1.A1" office:value-type="string">
            <text:p text:style-name="Table_20_Contents">Ambassadeur</text:p>
          </table:table-cell>
          <table:table-cell table:style-name="Tableau1.A1" office:value-type="string">
            <text:p text:style-name="Table_20_Contents">Accès à ses stats, ses white labels, ses bannières</text:p>
          </table:table-cell>
        </table:table-row>
      </table:table>
      <text:p text:style-name="Horizontal_20_Line"><text:soft-page-break/></text:p>
      <text:h text:style-name="Heading_20_2" text:outline-level="2">6. API ou Synchronisation à exposer (si nécessaire)</text:h>
      <text:p text:style-name="Text_20_body">Si React doit consommer directement certaines données via Django (non conseillé sauf exception)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Endpoint</text:p>
            </table:table-cell>
            <table:table-cell table:style-name="Tableau2.A1" office:value-type="string">
              <text:p text:style-name="Table_20_Heading">Méthode</text:p>
            </table:table-cell>
            <table:table-cell table:style-name="Tableau2.A1" office:value-type="string">
              <text:p text:style-name="Table_20_Heading">Accès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/api/commissions/</text:span></text:p>
          </table:table-cell>
          <table:table-cell table:style-name="Tableau2.A1" office:value-type="string">
            <text:p text:style-name="Table_20_Contents">GET</text:p>
          </table:table-cell>
          <table:table-cell table:style-name="Tableau2.A1" office:value-type="string">
            <text:p text:style-name="Table_20_Contents">admin/manager</text:p>
          </table:table-cell>
          <table:table-cell table:style-name="Tableau2.A1" office:value-type="string">
            <text:p text:style-name="Table_20_Contents">Liste filtrable des commissions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/api/payouts/mark_paid/</text:span></text:p>
          </table:table-cell>
          <table:table-cell table:style-name="Tableau2.A1" office:value-type="string">
            <text:p text:style-name="Table_20_Contents">POST</text:p>
          </table:table-cell>
          <table:table-cell table:style-name="Tableau2.A1" office:value-type="string">
            <text:p text:style-name="Table_20_Contents">manager</text:p>
          </table:table-cell>
          <table:table-cell table:style-name="Tableau2.A1" office:value-type="string">
            <text:p text:style-name="Table_20_Contents">Marque commissions comme payées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/api/commission-rates/</text:span></text:p>
          </table:table-cell>
          <table:table-cell table:style-name="Tableau2.A1" office:value-type="string">
            <text:p text:style-name="Table_20_Contents">GET/PUT</text:p>
          </table:table-cell>
          <table:table-cell table:style-name="Tableau2.A1" office:value-type="string">
            <text:p text:style-name="Table_20_Contents">manager</text:p>
          </table:table-cell>
          <table:table-cell table:style-name="Tableau2.A1" office:value-type="string">
            <text:p text:style-name="Table_20_Contents">Lire / Modifier taux ambassadeurs</text:p>
          </table:table-cell>
        </table:table-row>
        <table:table-row>
          <table:table-cell table:style-name="Tableau2.A1" office:value-type="string">
            <text:p text:style-name="Table_20_Contents"><text:span text:style-name="Source_20_Text">/api/white-labels/&lt;id&gt;/</text:span></text:p>
          </table:table-cell>
          <table:table-cell table:style-name="Tableau2.A1" office:value-type="string">
            <text:p text:style-name="Table_20_Contents">GET/PUT</text:p>
          </table:table-cell>
          <table:table-cell table:style-name="Tableau2.A1" office:value-type="string">
            <text:p text:style-name="Table_20_Contents">ambassadeur</text:p>
          </table:table-cell>
          <table:table-cell table:style-name="Tableau2.A1" office:value-type="string">
            <text:p text:style-name="Table_20_Contents">Lire / Modifier configuration</text:p>
          </table:table-cell>
        </table:table-row>
      </table:table>
      <text:p text:style-name="Horizontal_20_Line"/>
      <text:h text:style-name="Heading_20_2" text:outline-level="2">7. Stack technique</text:h>
      <text:list text:style-name="L11">
        <text:list-item>
          <text:p text:style-name="P14"><text:span text:style-name="Strong_20_Emphasis">Django 4+</text:span> avec Django REST Framework</text:p>
        </text:list-item>
        <text:list-item>
          <text:p text:style-name="P14"><text:span text:style-name="Strong_20_Emphasis">Supabase PostgreSQL</text:span> comme base unique (via API ou SDK)</text:p>
        </text:list-item>
        <text:list-item>
          <text:p text:style-name="P14">Authentification : JWT / Token + sessions classiques</text:p>
        </text:list-item>
        <text:list-item>
          <text:p text:style-name="P14">Admin personnalisé pour affiliate managers</text:p>
        </text:list-item>
        <text:list-item>
          <text:p text:style-name="P14">Background tasks : via Celery si calculs récurrents requis</text:p>
        </text:list-item>
        <text:list-item>
          <text:p text:style-name="P14">Stockage fichiers (logos/bannières) : Supabase Storage ou S3</text:p>
        </text:list-item>
      </text:list>
      <text:p text:style-name="Horizontal_20_Line"/>
      <text:h text:style-name="Heading_20_2" text:outline-level="2">8. Objectif final</text:h>
      <text:p text:style-name="Text_20_body">Créer <text:span text:style-name="Strong_20_Emphasis">la meilleure plateforme d’affiliation white label pour escortes</text:span>, avec :</text:p>
      <text:p text:style-name="Text_20_body">✅ Une interface claire pour les affiliés<text:line-break/>✅ Un backend solide pour le suivi des revenus<text:line-break/>✅ Une architecture modulaire et extensible<text:line-break/>✅ Une synchronisation transparente avec React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>✅ Les ambassadeurs s'inscrivent sur Django directement : ce sont vos clients, ils gèrent leur white label, génèrent leur lien d'affiliation, etc.</text:span></text:p>
      <text:list text:style-name="L12">
        <text:list-item>
          <text:p text:style-name="P16">✅ <text:span text:style-name="Strong_20_Emphasis">Les escorts, agences, membres</text:span> s'inscrivent uniquement sur les <text:span text:style-name="Strong_20_Emphasis">white labels (React)</text:span>, et <text:span text:style-name="Strong_20_Emphasis">jamais sur Django</text:span>.</text:p>
        </text:list-item>
        <text:list-item>
          <text:p text:style-name="P16">✅ <text:span text:style-name="Strong_20_Emphasis">Django sert à gérer les ambassadeurs et le système d’affiliation (white label, commissions)</text:span>.</text:p>
        </text:list-item>
        <text:list-item>
          <text:p text:style-name="P16">✅ Les <text:span text:style-name="Strong_20_Emphasis">membres inscrits</text:span> comptabilisés par ambassadeur incluent : escorts, agences, membres, tous inscrits via son lien affilié.</text:p>
        </text:list-item>
      </text:list>
      <text:p text:style-name="Text_20_body"><text:soft-page-break/>Voici donc <text:span text:style-name="Strong_20_Emphasis">la version propre et corrigée du rapport</text:span> :</text:p>
      <text:p text:style-name="Horizontal_20_Line"/>
      <text:h text:style-name="Heading_20_2" text:outline-level="2">✅ Mise à jour – Cahier des Charges Django (Correctif Conceptuel)</text:h>
      <text:h text:style-name="Heading_20_3" text:outline-level="3">🎯 Objectif général</text:h>
      <text:p text:style-name="Text_20_body">Django est la <text:span text:style-name="Strong_20_Emphasis">plateforme d’inscription, de gestion et de configuration dédiée aux ambassadeurs</text:span>.<text:line-break/>Elle permet aux ambassadeurs de créer des white labels personnalisés, de générer leur lien d’affiliation, de suivre leur performance et commissions.</text:p>
      <text:p text:style-name="Horizontal_20_Line"/>
      <text:h text:style-name="Heading_20_3" text:outline-level="3">👥 Gestion des inscriptions : clarifica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Type de compte</text:p>
            </table:table-cell>
            <table:table-cell table:style-name="Tableau3.A1" office:value-type="string">
              <text:p text:style-name="Table_20_Heading">Où il s’inscrit ?</text:p>
            </table:table-cell>
            <table:table-cell table:style-name="Tableau3.A1" office:value-type="string">
              <text:p text:style-name="Table_20_Heading">Rôle dans l’écosystème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Ambassadeur</text:span></text:p>
          </table:table-cell>
          <table:table-cell table:style-name="Tableau3.A1" office:value-type="string">
            <text:p text:style-name="Table_20_Contents">✅ Sur <text:span text:style-name="Strong_20_Emphasis">Django</text:span></text:p>
          </table:table-cell>
          <table:table-cell table:style-name="Tableau3.A1" office:value-type="string">
            <text:p text:style-name="Table_20_Contents">Client principal (gère white labels &amp; affiliation)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Escort</text:span></text:p>
          </table:table-cell>
          <table:table-cell table:style-name="Tableau3.A1" office:value-type="string">
            <text:p text:style-name="Table_20_Contents">✅ Sur <text:span text:style-name="Strong_20_Emphasis">site React</text:span></text:p>
          </table:table-cell>
          <table:table-cell table:style-name="Tableau3.A1" office:value-type="string">
            <text:p text:style-name="Table_20_Contents">Utilisateur inscrit via white label (paie)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gence</text:span></text:p>
          </table:table-cell>
          <table:table-cell table:style-name="Tableau3.A1" office:value-type="string">
            <text:p text:style-name="Table_20_Contents">✅ Sur <text:span text:style-name="Strong_20_Emphasis">site React</text:span></text:p>
          </table:table-cell>
          <table:table-cell table:style-name="Tableau3.A1" office:value-type="string">
            <text:p text:style-name="Table_20_Contents">Utilisateur inscrit via white label (paie)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Membre classique</text:span></text:p>
          </table:table-cell>
          <table:table-cell table:style-name="Tableau3.A1" office:value-type="string">
            <text:p text:style-name="Table_20_Contents">✅ Sur <text:span text:style-name="Strong_20_Emphasis">site React</text:span></text:p>
          </table:table-cell>
          <table:table-cell table:style-name="Tableau3.A1" office:value-type="string">
            <text:p text:style-name="Table_20_Contents">Utilisateur gratuit (ou payant à l’avenir)</text:p>
          </table:table-cell>
        </table:table-row>
      </table:table>
      <text:p text:style-name="Text_20_body">👉 Les <text:span text:style-name="Strong_20_Emphasis">ambassadeurs sont les seuls à créer un compte sur Django</text:span>.<text:line-break/>👉 Tous les autres utilisateurs s’inscrivent via un site React white label (lié à un ambassadeur).</text:p>
      <text:p text:style-name="Horizontal_20_Line"/>
      <text:h text:style-name="Heading_20_3" text:outline-level="3">🧠 Résumé concept</text:h>
      <text:list text:style-name="L13">
        <text:list-item>
          <text:p text:style-name="P17">Le <text:span text:style-name="Strong_20_Emphasis">site Django</text:span> est une <text:span text:style-name="Strong_20_Emphasis">plateforme SaaS destinée aux ambassadeurs</text:span>.</text:p>
        </text:list-item>
        <text:list-item>
          <text:p text:style-name="P17">Les <text:span text:style-name="Strong_20_Emphasis">ambassadeurs</text:span> sont vos <text:span text:style-name="Strong_20_Emphasis">clients</text:span> → ils utilisent Django pour :</text:p>
          <text:list>
            <text:list-item>
              <text:p text:style-name="P17">Créer leur <text:span text:style-name="Strong_20_Emphasis">white label</text:span></text:p>
            </text:list-item>
            <text:list-item>
              <text:p text:style-name="P17">Générer leur <text:span text:style-name="Strong_20_Emphasis">lien affilié</text:span></text:p>
            </text:list-item>
            <text:list-item>
              <text:p text:style-name="P17">Accéder à leur <text:span text:style-name="Strong_20_Emphasis">dashboard (stats, commissions, etc.)</text:span></text:p>
            </text:list-item>
          </text:list>
        </text:list-item>
        <text:list-item>
          <text:p text:style-name="P17">Les <text:span text:style-name="Strong_20_Emphasis">escorts, agences et membres classiques</text:span> ne voient jamais Django.</text:p>
          <text:list>
            <text:list-item>
              <text:p text:style-name="P17">Ils utilisent le <text:span text:style-name="Strong_20_Emphasis">React white label</text:span> de l’ambassadeur (frontend)</text:p>
            </text:list-item>
            <text:list-item>
              <text:p text:style-name="P17">Leur inscription est liée à l’ambassadeur via le <text:span text:style-name="Strong_20_Emphasis">referral ID</text:span></text:p>
            </text:list-item>
          </text:list>
        </text:list-item>
      </text:list>
      <text:p text:style-name="P15"><text:span text:style-name="Strong_20_Emphasis"/></text:p>
      <text:h text:style-name="P18" text:outline-level="2"><text:soft-page-break/><text:span text:style-name="Strong_20_Emphasis">📄 Annexe – Précisions complémentaires (Ambassadeurs, Commissions, White Label)</text:span></text:h>
      <text:h text:style-name="Heading_20_3" text:outline-level="3">🔐 Accès et données visibles pour les ambassadeurs</text:h>
      <text:p text:style-name="Text_20_body">Les ambassadeurs n'ont <text:span text:style-name="Strong_20_Emphasis">accès qu'à leurs propres données</text:span> et à celles des utilisateurs affiliés via leur lien. Ils peuvent visualiser :</text:p>
      <text:list text:style-name="L14">
        <text:list-item>
          <text:p text:style-name="P19">Le <text:span text:style-name="Strong_20_Emphasis">username</text:span> de leurs affiliés (escort, agence, membre)</text:p>
        </text:list-item>
        <text:list-item>
          <text:p text:style-name="P19">Leur <text:span text:style-name="Strong_20_Emphasis">type de compte</text:span> (escort, agence, membre)</text:p>
        </text:list-item>
        <text:list-item>
          <text:p text:style-name="P19">Leur <text:span text:style-name="Strong_20_Emphasis">date d'inscription</text:span></text:p>
        </text:list-item>
        <text:list-item>
          <text:p text:style-name="P19">Le <text:span text:style-name="Strong_20_Emphasis">montant payé</text:span> par chacun (agrégé)</text:p>
        </text:list-item>
        <text:list-item>
          <text:p text:style-name="P19">Leur <text:span text:style-name="Strong_20_Emphasis">statut actif ou non</text:span></text:p>
        </text:list-item>
      </text:list>
      <text:p text:style-name="Text_20_body"><text:span text:style-name="Strong_20_Emphasis">Ils ne voient pas :</text:span></text:p>
      <text:list text:style-name="L15">
        <text:list-item>
          <text:p text:style-name="P20">Les données personnelles sensibles (nom, email, etc.)</text:p>
        </text:list-item>
        <text:list-item>
          <text:p text:style-name="P20">Les formulaires ou les profils complets des clients</text:p>
        </text:list-item>
      </text:list>
      <text:p text:style-name="Text_20_body">L’objectif est de leur fournir un aperçu statistique détaillé <text:span text:style-name="Strong_20_Emphasis">sans compromettre la confidentialité</text:span> des utilisateurs inscrits via leurs white labels.</text:p>
      <text:p text:style-name="Horizontal_20_Line"/>
      <text:h text:style-name="Heading_20_3" text:outline-level="3">💰 Calcul des commissions (logique métier)</text:h>
      <text:list text:style-name="L16">
        <text:list-item>
          <text:p text:style-name="P21">Chaque commission est générée <text:span text:style-name="Strong_20_Emphasis">au moment exact de la transaction</text:span>, selon les taux valides à cet instant.</text:p>
        </text:list-item>
        <text:list-item>
          <text:p text:style-name="P21">Il <text:span text:style-name="Strong_20_Emphasis">n’y a pas de recalcul rétroactif</text:span> si les taux changent après une transaction.</text:p>
        </text:list-item>
        <text:list-item>
          <text:p text:style-name="P21">Ex : Si une escorte paie 100 € alors que son taux ambassadeur est à 30 %, 30 € sont versés – même si le taux passe à 50 % ensuite.</text:p>
        </text:list-item>
        <text:list-item>
          <text:p text:style-name="P21">Cela permet d’éviter les abus ou rétroactivités injustes.</text:p>
        </text:list-item>
      </text:list>
      <text:p text:style-name="Horizontal_20_Line"/>
      <text:h text:style-name="Heading_20_3" text:outline-level="3">🔗 Système d’affiliation parrain → filleul</text:h>
      <text:list text:style-name="L17">
        <text:list-item>
          <text:p text:style-name="P22">Un ambassadeur peut recruter :</text:p>
          <text:list>
            <text:list-item>
              <text:p text:style-name="P22">Des escortes, agences, membres (via son white label)</text:p>
            </text:list-item>
            <text:list-item>
              <text:p text:style-name="P22">D’autres ambassadeurs (par lien direct)</text:p>
            </text:list-item>
          </text:list>
        </text:list-item>
        <text:list-item>
          <text:p text:style-name="P22">Commission sur ambassadeur recruté : <text:span text:style-name="Strong_20_Emphasis">10 % indirect</text:span></text:p>
        </text:list-item>
        <text:list-item>
          <text:p text:style-name="P22">Limite : <text:span text:style-name="Strong_20_Emphasis">un seul niveau d’affiliation indirecte</text:span></text:p>
          <text:list>
            <text:list-item>
              <text:p text:style-name="P22">👉 Pas de commissions sur les ambassadeurs des ambassadeurs</text:p>
            </text:list-item>
            <text:list-item>
              <text:p text:style-name="P22">👉 Ce n’est <text:span text:style-name="Strong_20_Emphasis">pas un MLM</text:span>, mais un système de recommandation simple</text:p>
            </text:list-item>
          </text:list>
        </text:list-item>
      </text:list>
      <text:p text:style-name="Horizontal_20_Line"/>
      <text:h text:style-name="Heading_20_3" text:outline-level="3"><text:soft-page-break/>🖥️ Création et limites des white labels</text:h>
      <text:list text:style-name="L18">
        <text:list-item>
          <text:p text:style-name="P23">Chaque ambassadeur peut créer <text:span text:style-name="Strong_20_Emphasis">jusqu’à 3 white labels personnalisés</text:span></text:p>
        </text:list-item>
        <text:list-item>
          <text:p text:style-name="P23">Chaque site doit avoir :</text:p>
          <text:list>
            <text:list-item>
              <text:p text:style-name="P23">Un <text:span text:style-name="Strong_20_Emphasis">nom unique</text:span></text:p>
            </text:list-item>
            <text:list-item>
              <text:p text:style-name="P23">Une <text:span text:style-name="Strong_20_Emphasis">URL propre</text:span> (pas de duplication comme google.com)</text:p>
            </text:list-item>
          </text:list>
        </text:list-item>
        <text:list-item>
          <text:p text:style-name="P23">Les formulaires d’inscription sont simples, donc <text:span text:style-name="Strong_20_Emphasis">il n’est pas nécessaire de cloner un site existant pour en créer un autre</text:span></text:p>
        </text:list-item>
        <text:list-item>
          <text:p text:style-name="P23">La logique Django interdit la duplication directe d’un white label</text:p>
        </text:list-item>
      </text:list>
      <text:p text:style-name="Horizontal_20_Line"/>
      <text:h text:style-name="Heading_20_3" text:outline-level="3">🧾 Journalisation</text:h>
      <text:list text:style-name="L19">
        <text:list-item>
          <text:p text:style-name="P24">Une journalisation <text:span text:style-name="Strong_20_Emphasis">simple</text:span> est suffisante (pas besoin de log complet de tous les accès)</text:p>
        </text:list-item>
        <text:list-item>
          <text:p text:style-name="P24">Doit permettre de tracer :</text:p>
          <text:list>
            <text:list-item>
              <text:p text:style-name="P24">Les changements de taux de commission</text:p>
            </text:list-item>
            <text:list-item>
              <text:p text:style-name="P24">Les paiements marqués comme effectués</text:p>
            </text:list-item>
            <text:list-item>
              <text:p text:style-name="P24">La création ou suppression de white labels</text:p>
            </text:list-item>
          </text:list>
        </text:list-item>
      </text:list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><text:span text:style-name="T3">+-------------------+ <text:s text:c="7"/>+-----------------------+</text:span></text:span></text:p>
      <text:p text:style-name="P15"><text:span text:style-name="Strong_20_Emphasis"><text:span text:style-name="T3">| <text:s text:c="4"/>Ambassador <text:s text:c="3"/>| <text:s text:c="7"/>| <text:s text:c="4"/>WhiteLabel <text:s text:c="7"/>|</text:span></text:span></text:p>
      <text:p text:style-name="P15"><text:span text:style-name="Strong_20_Emphasis"><text:span text:style-name="T3">|-------------------| <text:s text:c="7"/>|-----------------------|</text:span></text:span></text:p>
      <text:p text:style-name="P15"><text:span text:style-name="Strong_20_Emphasis"><text:span text:style-name="T3">| id <text:s text:c="15"/>|◄────┐ <text:s/>| id <text:s text:c="19"/>|</text:span></text:span></text:p>
      <text:p text:style-name="P15"><text:span text:style-name="Strong_20_Emphasis"><text:span text:style-name="T3">| username <text:s text:c="9"/>| <text:s text:c="4"/>└──| ambassador_id (FK) <text:s text:c="3"/>|</text:span></text:span></text:p>
      <text:p text:style-name="P15"><text:span text:style-name="Strong_20_Emphasis"><text:span text:style-name="T3">| email <text:s text:c="12"/>| <text:s text:c="7"/>| site_name <text:s text:c="12"/>|</text:span></text:span></text:p>
      <text:p text:style-name="P15"><text:span text:style-name="Strong_20_Emphasis"><text:span text:style-name="T3">| registered_at <text:s text:c="4"/>| <text:s text:c="7"/>| colors, logo_url <text:s text:c="5"/>|</text:span></text:span></text:p>
      <text:p text:style-name="P15"><text:span text:style-name="Strong_20_Emphasis"><text:span text:style-name="T3">| role = 'ambassador'| <text:s text:c="6"/>| created_at <text:s text:c="11"/>|</text:span></text:span></text:p>
      <text:p text:style-name="P15"><text:span text:style-name="Strong_20_Emphasis"><text:span text:style-name="T3">+-------------------+ <text:s text:c="7"/>+-----------------------+</text:span></text:span></text:p>
      <text:p text:style-name="P15"><text:soft-page-break/><text:span text:style-name="Strong_20_Emphasis"><text:span text:style-name="T3"><text:s text:c="9"/>▲ <text:s text:c="28"/>▲</text:span></text:span></text:p>
      <text:p text:style-name="P15"><text:span text:style-name="Strong_20_Emphasis"><text:span text:style-name="T3"><text:s text:c="9"/>│ <text:s text:c="28"/>│</text:span></text:span></text:p>
      <text:p text:style-name="P15"><text:span text:style-name="Strong_20_Emphasis"><text:span text:style-name="T3"><text:s text:c="9"/>│ <text:s text:c="28"/>│</text:span></text:span></text:p>
      <text:p text:style-name="P15"><text:span text:style-name="Strong_20_Emphasis"><text:span text:style-name="T3">+-------------------+ <text:s text:c="7"/>+------------------------+</text:span></text:span></text:p>
      <text:p text:style-name="P15"><text:span text:style-name="Strong_20_Emphasis"><text:span text:style-name="T3">| <text:s/>CommissionRate <text:s text:c="3"/>| <text:s text:c="7"/>| <text:s text:c="5"/>Banner <text:s text:c="11"/>|</text:span></text:span></text:p>
      <text:p text:style-name="P15"><text:span text:style-name="Strong_20_Emphasis"><text:span text:style-name="T3">|-------------------| <text:s text:c="7"/>|------------------------|</text:span></text:span></text:p>
      <text:p text:style-name="P15"><text:span text:style-name="Strong_20_Emphasis"><text:span text:style-name="T3">| id <text:s text:c="15"/>| <text:s text:c="7"/>| id <text:s text:c="20"/>|</text:span></text:span></text:p>
      <text:p text:style-name="P15"><text:span text:style-name="Strong_20_Emphasis"><text:span text:style-name="T3">| ambassador_id (FK)| <text:s text:c="7"/>| white_label_id (FK) <text:s text:c="3"/>|</text:span></text:span></text:p>
      <text:p text:style-name="P15"><text:span text:style-name="Strong_20_Emphasis"><text:span text:style-name="T3">| target_type <text:s text:c="6"/>| <text:s text:c="7"/>| type = 'personal'/'partner' |</text:span></text:span></text:p>
      <text:p text:style-name="P15"><text:span text:style-name="Strong_20_Emphasis"><text:span text:style-name="T3">| rate (%) <text:s text:c="9"/>| <text:s text:c="7"/>| image_url / html_code <text:s/>|</text:span></text:span></text:p>
      <text:p text:style-name="P15"><text:span text:style-name="Strong_20_Emphasis"><text:span text:style-name="T3">| created_at <text:s text:c="7"/>| <text:s text:c="7"/>| email (optional) <text:s text:c="6"/>|</text:span></text:span></text:p>
      <text:p text:style-name="P15"><text:span text:style-name="Strong_20_Emphasis"><text:span text:style-name="T3">+-------------------+ <text:s text:c="7"/>+------------------------+</text:span></text:span></text:p>
      <text:p text:style-name="P15"><text:span text:style-name="Strong_20_Emphasis"><text:span text:style-name="T3"/></text:span></text:p>
      <text:p text:style-name="P15"><text:span text:style-name="Strong_20_Emphasis"><text:span text:style-name="T3"><text:s text:c="9"/>▲ <text:s text:c="28"/>▲</text:span></text:span></text:p>
      <text:p text:style-name="P15"><text:span text:style-name="Strong_20_Emphasis"><text:span text:style-name="T3"><text:s text:c="9"/>│ <text:s text:c="28"/>│</text:span></text:span></text:p>
      <text:p text:style-name="P15"><text:span text:style-name="Strong_20_Emphasis"><text:span text:style-name="T3"><text:s text:c="9"/>│ <text:s text:c="28"/>│</text:span></text:span></text:p>
      <text:p text:style-name="P15"><text:span text:style-name="Strong_20_Emphasis"><text:span text:style-name="T3">+-------------------+ <text:s text:c="7"/>+------------------------+</text:span></text:span></text:p>
      <text:p text:style-name="P15"><text:span text:style-name="Strong_20_Emphasis"><text:span text:style-name="T3">| <text:s text:c="2"/>Commission <text:s text:c="6"/>| <text:s text:c="6"/>| <text:s text:c="4"/>Transaction <text:s text:c="8"/>|</text:span></text:span></text:p>
      <text:p text:style-name="P15"><text:span text:style-name="Strong_20_Emphasis"><text:span text:style-name="T3">|-------------------| <text:s text:c="7"/>|------------------------|</text:span></text:span></text:p>
      <text:p text:style-name="P15"><text:span text:style-name="Strong_20_Emphasis"><text:span text:style-name="T3">| id <text:s text:c="15"/>| <text:s text:c="7"/>| id <text:s text:c="20"/>|</text:span></text:span></text:p>
      <text:p text:style-name="P15"><text:span text:style-name="Strong_20_Emphasis"><text:span text:style-name="T3">| referrer_id (FK) <text:s/>|◄────┐ <text:s/>| escort_id <text:s text:c="13"/>|</text:span></text:span></text:p>
      <text:p text:style-name="P15"><text:span text:style-name="Strong_20_Emphasis"><text:span text:style-name="T3">| transaction_id(FK)| <text:s text:c="4"/>└──| amount <text:s text:c="16"/>|</text:span></text:span></text:p>
      <text:p text:style-name="P15"><text:span text:style-name="Strong_20_Emphasis"><text:span text:style-name="T3">| type = direct/indirect| <text:s text:c="3"/>| created_at <text:s text:c="12"/>|</text:span></text:span></text:p>
      <text:p text:style-name="P15"><text:span text:style-name="Strong_20_Emphasis"><text:span text:style-name="T3">| amount <text:s text:c="11"/>| <text:s text:c="7"/>+------------------------+</text:span></text:span></text:p>
      <text:p text:style-name="P15"><text:span text:style-name="Strong_20_Emphasis"><text:span text:style-name="T3">| is_paid (bool) <text:s text:c="3"/>|</text:span></text:span></text:p>
      <text:p text:style-name="P15"><text:span text:style-name="Strong_20_Emphasis"><text:span text:style-name="T3">| paid_at (datetime)|</text:span></text:span></text:p>
      <text:p text:style-name="P15"><text:span text:style-name="Strong_20_Emphasis"><text:span text:style-name="T3">+-------------------+</text:span></text:span></text:p>
      <text:p text:style-name="P15"><text:span text:style-name="Strong_20_Emphasis"><text:span text:style-name="T3"/></text:span></text:p>
      <text:p text:style-name="P15"><text:span text:style-name="Strong_20_Emphasis"><text:span text:style-name="T3"><text:s text:c="9"/>▲</text:span></text:span></text:p>
      <text:p text:style-name="P15"><text:span text:style-name="Strong_20_Emphasis"><text:span text:style-name="T3"><text:s text:c="9"/>│</text:span></text:span></text:p>
      <text:p text:style-name="P15"><text:span text:style-name="Strong_20_Emphasis"><text:span text:style-name="T3"><text:s text:c="9"/>│</text:span></text:span></text:p>
      <text:p text:style-name="P15"><text:span text:style-name="Strong_20_Emphasis"><text:span text:style-name="T3">+-------------------+</text:span></text:span></text:p>
      <text:p text:style-name="P15"><text:soft-page-break/><text:span text:style-name="Strong_20_Emphasis"><text:span text:style-name="T3">| <text:s text:c="4"/>User <text:s text:c="9"/>|</text:span></text:span></text:p>
      <text:p text:style-name="P15"><text:span text:style-name="Strong_20_Emphasis"><text:span text:style-name="T3">|-------------------|</text:span></text:span></text:p>
      <text:p text:style-name="P15"><text:span text:style-name="Strong_20_Emphasis"><text:span text:style-name="T3">| id <text:s text:c="15"/>|</text:span></text:span></text:p>
      <text:p text:style-name="P15"><text:span text:style-name="Strong_20_Emphasis"><text:span text:style-name="T3">| username <text:s text:c="9"/>|</text:span></text:span></text:p>
      <text:p text:style-name="P15"><text:span text:style-name="Strong_20_Emphasis"><text:span text:style-name="T3">| email <text:s text:c="12"/>|</text:span></text:span></text:p>
      <text:p text:style-name="P15"><text:span text:style-name="Strong_20_Emphasis"><text:span text:style-name="T3">| user_type = escort / agency / member |</text:span></text:span></text:p>
      <text:p text:style-name="P15"><text:span text:style-name="Strong_20_Emphasis"><text:span text:style-name="T3">| recruited_by (ambassador_id FK) <text:s text:c="5"/>|</text:span></text:span></text:p>
      <text:p text:style-name="P15"><text:span text:style-name="Strong_20_Emphasis"><text:span text:style-name="T3">+-------------------+</text:span></text:span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h text:style-name="P25" text:outline-level="3"><text:span text:style-name="Strong_20_Emphasis">🌐 Flux React ↔ Supabase ↔ Django (Diagramme logique)</text:span></text:h>
      <text:p text:style-name="Preformatted_20_Text">+-------------+ <text:s text:c="11"/>+------------------+ <text:s text:c="12"/>+-------------------+</text:p>
      <text:p text:style-name="Preformatted_20_Text">| <text:s/>React App <text:s/>| <text:s text:c="11"/>| <text:s text:c="3"/>Supabase <text:s text:c="5"/>| <text:s text:c="12"/>| <text:s text:c="4"/>Django <text:s text:c="7"/>|</text:p>
      <text:p text:style-name="Preformatted_20_Text">| (WhiteLabel)| <text:s text:c="11"/>| (Base centrale) <text:s/>| <text:s text:c="12"/>| (Admin / Backend) |</text:p>
      <text:p text:style-name="Preformatted_20_Text">+-------------+ <text:s text:c="11"/>+------------------+ <text:s text:c="12"/>+-------------------+</text:p>
      <text:p text:style-name="Preformatted_20_Text"><text:s text:c="7"/>| <text:s text:c="26"/>↑ <text:s text:c="32"/>↑</text:p>
      <text:p text:style-name="Preformatted_20_Text"><text:s text:c="7"/>| Signup via link <text:s text:c="9"/>| ← Lecture users, white_labels <text:s text:c="2"/>|</text:p>
      <text:p text:style-name="Preformatted_20_Text"><text:s text:c="7"/>| (escort, agence, etc.) <text:s text:c="2"/>| <text:s text:c="32"/>|</text:p>
      <text:p text:style-name="Preformatted_20_Text"><text:s text:c="7"/>|-------------------------&gt;| <text:s text:c="32"/>|</text:p>
      <text:p text:style-name="Preformatted_20_Text"><text:s text:c="7"/>| <text:s text:c="26"/>| <text:s text:c="32"/>|</text:p>
      <text:p text:style-name="Preformatted_20_Text"><text:s text:c="7"/>| <text:s text:c="26"/>| &lt;-----------------------------→|</text:p>
      <text:p text:style-name="Preformatted_20_Text"><text:s text:c="7"/>| <text:s text:c="26"/>| <text:s text:c="3"/>Commissions calculées <text:s text:c="6"/>|</text:p>
      <text:p text:style-name="Preformatted_20_Text"><text:s text:c="7"/>| <text:s text:c="26"/>| <text:s text:c="3"/>Transactions analysées <text:s text:c="5"/>|</text:p>
      <text:p text:style-name="Preformatted_20_Text"><text:s text:c="7"/>| <text:s text:c="26"/>| <text:s text:c="3"/>Taux, stats → écriture <text:s text:c="5"/>|</text:p>
      <text:p text:style-name="Preformatted_20_Text"><text:s text:c="7"/>| <text:s text:c="26"/>| <text:s text:c="32"/>|</text:p>
      <text:p text:style-name="Preformatted_20_Text"><text:s text:c="7"/>| Dashboard stats, etc. <text:s text:c="4"/>| ← React lit les données <text:s text:c="7"/>|</text:p>
      <text:p text:style-name="Preformatted_20_Text"><text:s text:c="7"/>| (affiliés, revenus, etc.)| <text:s text:c="2"/>(depuis Supabase) <text:s text:c="11"/>|</text:p>
      <text:p text:style-name="Preformatted_20_Text"><text:s text:c="7"/>+--------------------------+ <text:s text:c="32"/>|</text:p>
      <text:p text:style-name="Preformatted_20_Text"><text:s text:c="68"/>|</text:p>
      <text:p text:style-name="Preformatted_20_Text"><text:s text:c="7"/>+------------------------------------------------------------+</text:p>
      <text:p text:style-name="Preformatted_20_Text"><text:s text:c="7"/>| Django admin modifie données critiques : taux, white label |</text:p>
      <text:p text:style-name="Preformatted_20_Text"><text:s text:c="7"/>| Marque les commissions payées, gère la logique affiliation |</text:p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Table_20_Contents"/>
            </table:table-cell>
          </table:table-row>
        </table:table-header-rows>
      </table:table>
      <text:p text:style-name="P15"><text:span text:style-name="Strong_20_Emphasis"/></text:p>
      <text:p text:style-name="P15"><text:span text:style-name="Strong_20_Emphasis"/></text:p>
      <text:h text:style-name="P25" text:outline-level="3"><text:span text:style-name="Strong_20_Emphasis">🧠 Résumé de responsabilité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Composant</text:p>
            </table:table-cell>
            <table:table-cell table:style-name="Tableau5.A1" office:value-type="string">
              <text:p text:style-name="Table_20_Heading">Rôle principal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Django</text:span></text:p>
          </table:table-cell>
          <table:table-cell table:style-name="Tableau5.A1" office:value-type="string">
            <text:p text:style-name="Table_20_Contents">Backend métier, calculs de commissions, admin, logique SaaS</text:p>
          </table:table-cell>
        </table:table-row>
        <text:soft-page-break/>
        <table:table-row>
          <table:table-cell table:style-name="Tableau5.A1" office:value-type="string">
            <text:p text:style-name="Table_20_Contents"><text:span text:style-name="Strong_20_Emphasis">Supabase</text:span></text:p>
          </table:table-cell>
          <table:table-cell table:style-name="Tableau5.A1" office:value-type="string">
            <text:p text:style-name="Table_20_Contents">Stockage centralisé, accessible depuis React et Django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React (WhiteLabel)</text:span></text:p>
          </table:table-cell>
          <table:table-cell table:style-name="Tableau5.A1" office:value-type="string">
            <text:p text:style-name="Table_20_Contents">Frontend pour escorts/membres/agences (inscriptions, paiements)</text:p>
          </table:table-cell>
        </table:table-row>
      </table:table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26"><text:span text:style-name="Strong_20_Emphasis"><text:span text:style-name="T4">BONUS</text:span></text:span></text:p>
      <text:h text:style-name="P25" text:outline-level="3"><text:span text:style-name="Strong_20_Emphasis">🔐 1. Sécurité &amp; intégrité des données</text:span></text:h>
      <text:list text:style-name="L20">
        <text:list-item>
          <text:p text:style-name="P27"><text:span text:style-name="Strong_20_Emphasis">Audit log</text:span> : journalisation légère des actions sensibles (modification des taux, marquage paiement, création white label, etc.). Utile si un ambassadeur conteste quelque chose.</text:p>
        </text:list-item>
        <text:list-item>
          <text:p text:style-name="P27"><text:span text:style-name="Strong_20_Emphasis">Validation côté serveur</text:span> renforcée : éviter que des requêtes React malformées perturbent la logique (ex : ambassadeur A modifie les taux de B).</text:p>
        </text:list-item>
        <text:list-item>
          <text:p text:style-name="P27"><text:span text:style-name="Strong_20_Emphasis">Soft delete</text:span> : ne jamais supprimer réellement les comptes ou labels, mais marquer comme inactif (pour audit, preuve, ou historique).</text:p>
        </text:list-item>
      </text:list>
      <text:p text:style-name="Horizontal_20_Line"/>
      <text:h text:style-name="Heading_20_3" text:outline-level="3">📉 2. Statistiques avancées (v2)</text:h>
      <text:list text:style-name="L21">
        <text:list-item>
          <text:p text:style-name="P28">Pour les ambassadeurs :</text:p>
          <text:list>
            <text:list-item>
              <text:p text:style-name="P28">Taux de conversion (clic → inscription → paiement)</text:p>
            </text:list-item>
            <text:list-item>
              <text:p text:style-name="P28">Performance des bannières (si cliquées ou affichées, avec compteur)</text:p>
            </text:list-item>
            <text:list-item>
              <text:p text:style-name="P28">Classement par white label (lequel rapporte le plus)</text:p>
            </text:list-item>
          </text:list>
        </text:list-item>
        <text:list-item>
          <text:p text:style-name="P28">Pour l’admin :</text:p>
          <text:list>
            <text:list-item>
              <text:p text:style-name="P28">Liste des top ambassadeurs sur période</text:p>
            </text:list-item>
            <text:list-item>
              <text:p text:style-name="P28"><text:soft-page-break/>Nombre total de membres/escortes payants par mois</text:p>
            </text:list-item>
          </text:list>
        </text:list-item>
      </text:list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p text:style-name="P15"><text:span text:style-name="Strong_20_Emphasis"/></text:p>
      <text:h text:style-name="P18" text:outline-level="2"><text:span text:style-name="Strong_20_Emphasis">📌 Finalisation technique – Bonus &amp; Qualité</text:span></text:h>
      <text:p text:style-name="Text_20_body">Une fois <text:span text:style-name="Strong_20_Emphasis">l’intégralité du projet livrée et validée</text:span> (fonctionnalités, white label, synchronisation Supabase, gestion des ambassadeurs, etc.), il est recommandé de prévoir <text:span text:style-name="Strong_20_Emphasis">une phase de finalisation</text:span> technique incluant :</text:p>
      <text:h text:style-name="Heading_20_3" text:outline-level="3">🧪 Tests unitaires</text:h>
      <text:list text:style-name="L22">
        <text:list-item>
          <text:p text:style-name="P29">Mise en place de tests unitaires de base pour les modules critiques :</text:p>
          <text:list>
            <text:list-item>
              <text:p text:style-name="P29"><text:soft-page-break/>Calcul des commissions</text:p>
            </text:list-item>
            <text:list-item>
              <text:p text:style-name="P29">Gestion des taux</text:p>
            </text:list-item>
            <text:list-item>
              <text:p text:style-name="P29">Création de white labels</text:p>
            </text:list-item>
            <text:list-item>
              <text:p text:style-name="P29">Marquage des paiements</text:p>
            </text:list-item>
          </text:list>
        </text:list-item>
        <text:list-item>
          <text:p text:style-name="P29">Objectif : garantir stabilité et fiabilité du backend</text:p>
        </text:list-item>
      </text:list>
      <text:h text:style-name="Heading_20_3" text:outline-level="3">🧾 Documentation technique (avec Sphinx)</text:h>
      <text:list text:style-name="L23">
        <text:list-item>
          <text:p text:style-name="P30">Génération d’une <text:span text:style-name="Strong_20_Emphasis">documentation structurée en Sphinx</text:span> (format module)</text:p>
        </text:list-item>
        <text:list-item>
          <text:p text:style-name="P30">Doit inclure :</text:p>
          <text:list>
            <text:list-item>
              <text:p text:style-name="P30">Schéma des modèles Django</text:p>
            </text:list-item>
            <text:list-item>
              <text:p text:style-name="P30">Logique des commissions</text:p>
            </text:list-item>
            <text:list-item>
              <text:p text:style-name="P30">Endpoints d’API (le cas échéant)</text:p>
            </text:list-item>
            <text:list-item>
              <text:p text:style-name="P30">Instructions d’installation / déploiement</text:p>
            </text:list-item>
          </text:list>
        </text:list-item>
        <text:list-item>
          <text:p text:style-name="P30">La documentation reste <text:span text:style-name="Strong_20_Emphasis">interne</text:span> (usage développeur/admin)</text:p>
        </text:list-item>
      </text:list>
      <text:h text:style-name="Heading_20_3" text:outline-level="3">🔌 API publique (en bonus éventuel)</text:h>
      <text:list text:style-name="L24">
        <text:list-item>
          <text:p text:style-name="P31">En option, création d’une petite API documentée (exposée via DRF)</text:p>
        </text:list-item>
        <text:list-item>
          <text:p text:style-name="P31">But : permettre à l’avenir une <text:span text:style-name="Strong_20_Emphasis">intégration tierce</text:span> ou un accès spécifique au backend sans dépendre uniquement de Supabase</text:p>
        </text:list-item>
        <text:list-item>
          <text:p text:style-name="P31">Pas prioritaire, uniquement à envisager <text:span text:style-name="Strong_20_Emphasis">si tout le reste est terminé proprement</text:span>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15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2:47:06.591459678</meta:creation-date>
    <dc:date>2025-05-13T16:54:26.626256541</dc:date>
    <meta:editing-duration>PT10H51M49S</meta:editing-duration>
    <meta:editing-cycles>20</meta:editing-cycles>
    <meta:generator>LibreOffice/24.8.7.2$Linux_X86_64 LibreOffice_project/f4f281f562fb585d46b0af5755dfe1eb6adc047f</meta:generator>
    <meta:document-statistic meta:table-count="5" meta:image-count="0" meta:object-count="0" meta:page-count="12" meta:paragraph-count="296" meta:word-count="2003" meta:character-count="14124" meta:non-whitespace-character-count="11064"/>
  </office:meta>
</office:document-meta>
</file>